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884cm" fo:margin-left="0.108cm" table:align="left"/>
    </style:style>
    <style:style style:name="Tableau1.A" style:family="table-column">
      <style:table-column-properties style:column-width="16.884cm"/>
    </style:style>
    <style:style style:name="Tableau1.A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officeooo:rsid="00120e55" officeooo:paragraph-rsid="00145fb7" style:font-size-asian="14pt" style:font-size-complex="14pt"/>
    </style:style>
    <style:style style:name="P3" style:family="paragraph" style:parent-style-name="Table_20_Contents">
      <style:text-properties fo:font-size="14pt" officeooo:rsid="000f6be1" officeooo:paragraph-rsid="000f6be1" style:font-size-asian="14pt" style:font-size-complex="14pt"/>
    </style:style>
    <style:style style:name="P4" style:family="paragraph" style:parent-style-name="Table_20_Contents">
      <style:text-properties fo:font-size="14pt" officeooo:rsid="000abcab" officeooo:paragraph-rsid="00145fb7" style:font-size-asian="14pt" style:font-size-complex="14pt"/>
    </style:style>
    <style:style style:name="T1" style:family="text">
      <style:text-properties officeooo:rsid="000f6be1"/>
    </style:style>
    <style:style style:name="T2" style:family="text">
      <style:text-properties officeooo:rsid="00104e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Prsn qui reçoit l’appel parle en premier</text:p>
            <text:p text:style-name="P3"/>
            <text:p text:style-name="P3">… speaking, how can i help you ?</text:p>
            <text:p text:style-name="P3">… <text:span text:style-name="T2">calling, i would like to know...</text:span></text:p>
          </table:table-cell>
        </table:table-row>
        <table:table-row>
          <table:table-cell table:style-name="Tableau1.A2" office:value-type="string">
            <text:p text:style-name="P2">RÉPÉTER QUESTION : <text:s/></text:p>
            <text:p text:style-name="P4"><text:tab/><text:tab/><text:tab/> <text:s text:c="6"/>Could you please repeat your last name ?</text:p>
            <text:p text:style-name="P2">ÉPELER QUESTION :</text:p>
            <text:p text:style-name="P2"><text:tab/><text:tab/><text:tab/> <text:s text:c="4"/>Would you mind spelling your last name ?</text:p>
            <text:p text:style-name="P2">DE LA PART DE ? :</text:p>
            <text:p text:style-name="P2"><text:tab/><text:tab/><text:tab/> <text:s text:c="3"/>On who’s behalf are you calling ? </text:p>
            <text:p text:style-name="P2"><text:tab/><text:tab/><text:tab/> <text:s text:c="3"/>I’m calling on behalf of …</text:p>
            <text:p text:style-name="P2">ATTENDEZ : </text:p>
            <text:p text:style-name="P2"><text:tab/><text:tab/><text:tab/> <text:s text:c="3"/>Hold a second.</text:p>
            <text:p text:style-name="P2">PAS LA :</text:p>
            <text:p text:style-name="P2"><text:tab/><text:tab/><text:tab/> <text:s text:c="3"/>He is not available. May i take a message ?</text:p>
            <text:p text:style-name="P2">VOTRE CONTACT :</text:p>
            <text:p text:style-name="P2"><text:tab/><text:tab/><text:tab/> <text:s text:c="4"/>Could you give me your contact information ?</text:p>
            <text:p text:style-name="P2">DISPONIBLE LE ? :</text:p>
            <text:p text:style-name="P2"><text:tab/><text:tab/><text:tab/> <text:s text:c="3"/>Are you available ON tuesday.. AT 14h ?</text:p>
            <text:p text:style-name="P2"/>
          </table:table-cell>
        </table:table-row>
        <table:table-row>
          <table:table-cell table:style-name="Tableau1.A2" office:value-type="string">
            <text:p text:style-name="P1"><text:s/>T<text:span text:style-name="T1">hanks for your help, talk to you soon !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4:30:51.937784645</meta:creation-date>
    <dc:date>2024-10-25T10:07:06.554976811</dc:date>
    <meta:editing-duration>PT13M11S</meta:editing-duration>
    <meta:editing-cycles>5</meta:editing-cycles>
    <meta:generator>LibreOffice/24.2.6.2$Linux_X86_64 LibreOffice_project/8e9a753d9daaea75c34b417ba1bdf556bf2fc5b3</meta:generator>
    <meta:document-statistic meta:table-count="1" meta:image-count="0" meta:object-count="0" meta:page-count="1" meta:paragraph-count="19" meta:word-count="113" meta:character-count="593" meta:non-whitespace-character-count="433"/>
  </office:meta>
</office:document-meta>
</file>